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8c95"/>
    </style:style>
    <style:style style:name="P2" style:family="paragraph" style:parent-style-name="Text_20_body">
      <style:text-properties officeooo:rsid="000a8c95" officeooo:paragraph-rsid="000a8c95"/>
    </style:style>
    <style:style style:name="P3" style:family="paragraph" style:parent-style-name="Text_20_body">
      <style:text-properties officeooo:rsid="000ec375" officeooo:paragraph-rsid="000ec375"/>
    </style:style>
    <style:style style:name="T1" style:family="text">
      <style:text-properties officeooo:rsid="000a8c95"/>
    </style:style>
    <style:style style:name="T2" style:family="text">
      <style:text-properties fo:color="#bf96ab" style:font-name="DejaVu Sans Mono" fo:font-size="11.300000190734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OLOv3模型需要新注意的事项</text:p>
      <text:p text:style-name="P1"><text:span text:style-name="T1">1.在train中我之前没有注意，loss除以了默认的batch_size=64，实际上我在训练和测试中使用的是8，这里可能需要更改。详见train.py文件中注释：</text:span><text:span text:style-name="T2">Scale loss by nominal batch_size of 64</text:span></text:p>
      <text:p text:style-name="P2">2.compute_loss时现在默认使用的是use_all anchor</text:p>
      <text:p text:style-name="P3">3.在train.py中model.gr设置了有一个giou_loss的系数，这个是可以修改的</text:p>
      <text:p text:style-name="P3">4.focal_loss还没使用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0:55:18.210725815</meta:creation-date>
    <dc:date>2020-07-17T12:10:24.453637492</dc:date>
    <meta:editing-duration>PT17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16" meta:character-count="238" meta:non-whitespace-character-count="231"/>
  </office:meta>
</office:document-meta>
</file>